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320000001FE2BDE3115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9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10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11" style:family="paragraph" style:parent-style-name="DocText">
      <style:paragraph-properties fo:text-align="end" style:justify-single-word="false"/>
    </style:style>
    <style:style style:name="P12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3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14" style:family="paragraph" style:parent-style-name="DocText">
      <style:paragraph-properties fo:break-before="page"/>
    </style:style>
    <style:style style:name="P15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6" style:family="paragraph" style:parent-style-name="DocText">
      <style:paragraph-properties fo:margin-top="0in" fo:margin-bottom="0in" style:contextual-spacing="false"/>
    </style:style>
    <style:style style:name="P17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8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19" style:family="paragraph" style:parent-style-name="DocHeading1">
      <style:paragraph-properties fo:break-before="page"/>
    </style:style>
    <style:style style:name="P20" style:family="paragraph" style:parent-style-name="DocText">
      <style:paragraph-properties fo:text-align="end" style:justify-single-word="false"/>
    </style:style>
    <style:style style:name="P21" style:family="paragraph" style:parent-style-name="DocTitle" style:master-page-name="Title_20_Page">
      <style:paragraph-properties style:page-number="auto"/>
    </style:style>
    <style:style style:name="P22" style:family="paragraph">
      <style:paragraph-properties fo:text-align="center"/>
    </style:style>
    <style:style style:name="P23" style:family="paragraph">
      <style:paragraph-properties fo:text-align="end"/>
    </style:style>
    <style:style style:name="P24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4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5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1"><draw:rect text:anchor-type="paragraph" draw:z-index="14" draw:style-name="gr3" draw:text-style-name="P22" svg:width="0.4898in" svg:height="8.7087in" svg:x="-0.0016in" svg:y="0.0083in"><text:p/></draw:rect>oFreq Dynamics</text:p>
      <text:p text:style-name="DocSubtitle">Fundamentals of Seakeeping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Nicholas Barczak</text:p>
      <text:p text:style-name="P13">March 31, 2013</text:p>
      <text:p text:style-name="P13">Rev: <text:s/>1.0</text:p>
      <text:p text:style-name="P13">DMS1303-002-110-03</text:p>
      <text:p text:style-name="P15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7">Revision</text:p>
            </table:table-cell>
            <table:table-cell table:style-name="Table3.A1" office:value-type="string">
              <text:p text:style-name="P17">Date</text:p>
            </table:table-cell>
            <table:table-cell table:style-name="Table3.A1" office:value-type="string">
              <text:p text:style-name="P17">Changes</text:p>
            </table:table-cell>
            <table:table-cell table:style-name="Table3.D1" office:value-type="string">
              <text:p text:style-name="P17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16">1.00</text:p>
          </table:table-cell>
          <table:table-cell table:style-name="Table3.B2" office:value-type="date" office:date-value="1999-12-30">
            <text:p text:style-name="P16">Dec 30, 1999</text:p>
          </table:table-cell>
          <table:table-cell table:style-name="Table3.C6" office:value-type="string">
            <text:p text:style-name="P16">Initial Issue</text:p>
          </table:table-cell>
          <table:table-cell table:style-name="Table3.D6" office:value-type="string">
            <text:p text:style-name="P16"/>
          </table:table-cell>
        </table:table-row>
        <table:table-row>
          <table:table-cell table:style-name="Table3.A6">
            <text:p text:style-name="P16"/>
          </table:table-cell>
          <table:table-cell table:style-name="Table3.B6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  <table:table-row>
          <table:table-cell table:style-name="Table3.A6">
            <text:p text:style-name="P16"/>
          </table:table-cell>
          <table:table-cell table:style-name="Table3.B6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  <table:table-row>
          <table:table-cell table:style-name="Table3.A6">
            <text:p text:style-name="P16"/>
          </table:table-cell>
          <table:table-cell table:style-name="Table3.B6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  <table:table-row>
          <table:table-cell table:style-name="Table3.A6">
            <text:p text:style-name="P16"/>
          </table:table-cell>
          <table:table-cell table:style-name="Table3.B6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2">Prepared By</text:p>
            <text:p text:style-name="P6">Datawave Marine Solutions</text:p>
            <text:p text:style-name="P6">3500 27<text:span text:style-name="T2">th</text:span> Pl West</text:p>
            <text:p text:style-name="P6">Apt 423</text:p>
            <text:p text:style-name="P6">Seattle, WA 98199</text:p>
            <text:p text:style-name="P6"/>
            <text:p text:style-name="P6">www.dmsonline.us</text:p>
          </table:table-cell>
        </table:table-row>
        <table:table-row table:style-name="Table4.2">
          <table:table-cell table:style-name="Table4.A2" office:value-type="string">
            <text:p text:style-name="P7">Confidential and proprietary property of Datawave Marine Solutions (DMS).</text:p>
            <text:p text:style-name="P7">May not be used for construction or provided to any third parties without prior written consent. <text:s/></text:p>
            <text:p text:style-name="P7">Copyright 2012, Datawave Marine Solutions.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8"><text:s/>1 Introduction<text:tab/>4</text:p>
          <text:p text:style-name="P18"><text:s/>2 Conclusion<text:tab/>4</text:p>
          <text:p text:style-name="P18"><text:s/>3 References<text:tab/>5</text:p>
          <text:p text:style-name="P18"><text:s text:c="2"/>Appendix A: <text:s/><text:tab/>6</text:p>
        </text:index-body>
      </text:table-of-content>
      <text:p text:style-name="DocText"/>
      <text:h text:style-name="P19" text:outline-level="1">Introduction</text:h>
      <text:p text:style-name="DocText"/>
      <text:p text:style-name="DocText"/>
      <text:h text:style-name="DocHeading1" text:outline-level="1">Waves</text:h>
      <text:p text:style-name="DocText"/>
      <text:h text:style-name="DocHeading2" text:outline-level="2">Wave Composition</text:h>
      <text:p text:style-name="DocText"/>
      <text:h text:style-name="DocHeading3" text:outline-level="3">Waves with Multiple Directions</text:h>
      <text:p text:style-name="DocText"/>
      <text:p text:style-name="DocText"/>
      <text:h text:style-name="DocHeading1" text:outline-level="1">Sea Conditions</text:h>
      <text:p text:style-name="DocText"/>
      <text:h text:style-name="DocHeading2" text:outline-level="2">Definition of a Seastate</text:h>
      <text:p text:style-name="DocText"/>
      <text:h text:style-name="DocHeading2" text:outline-level="2">Definition of a Sea Climate</text:h>
      <text:p text:style-name="Text_20_body"/>
      <text:p text:style-name="Text_20_body"/>
      <text:h text:style-name="DocHeading1" text:outline-level="1">Wave Interactions with Bodies</text:h>
      <text:p text:style-name="Text_20_body"/>
      <text:h text:style-name="DocHeading2" text:outline-level="2">Incident Waves</text:h>
      <text:p text:style-name="Text_20_body"/>
      <text:h text:style-name="DocHeading2" text:outline-level="2">Diffracted Waves</text:h>
      <text:p text:style-name="Text_20_body"/>
      <text:h text:style-name="DocHeading2" text:outline-level="2">Radiated Waves</text:h>
      <text:p text:style-name="Text_20_body"><text:soft-page-break/></text:p>
      <text:h text:style-name="DocHeading1" text:outline-level="1">Presented Data from Hydrodynamic Analysis</text:h>
      <text:p text:style-name="Text_20_body"/>
      <text:h text:style-name="DocHeading2" text:outline-level="2">Added Mass</text:h>
      <text:p text:style-name="Text_20_body"/>
      <text:h text:style-name="DocHeading2" text:outline-level="2">Added Damping</text:h>
      <text:p text:style-name="Text_20_body"/>
      <text:h text:style-name="DocHeading2" text:outline-level="2">Hydrostatic Properties</text:h>
      <text:p text:style-name="Text_20_body"/>
      <text:p text:style-name="Text_20_body"/>
      <text:p text:style-name="Text_20_body"/>
      <text:p text:style-name="DocText"/>
      <text:h text:style-name="DocHeading1" text:outline-level="1">Conclusion</text:h>
      <text:p text:style-name="DocText"/>
      <text:p text:style-name="DocText"/>
      <text:p text:style-name="P14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DocText"/>
      <text:h text:style-name="Appendix" text:outline-level="1">Appendix A: <text:s/></text:h>
      <text:p text:style-name="Doc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MP3" style:family="paragraph" style:parent-style-name="Standard">
      <style:text-properties style:font-name="Arial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3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4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5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13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Fundamentals of Seakeeping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2-110-03</text:p>
            </table:table-cell>
            <table:table-cell table:style-name="Table1.A1" office:value-type="string">
              <text:p text:style-name="MP4">03/31/2013</text:p>
            </table:table-cell>
          </table:table-row>
        </table:table>
        <text:p text:style-name="Header"/>
      </style:header>
      <style:footer>
        <text:p text:style-name="MP5"><draw:line text:anchor-type="paragraph" draw:z-index="5" draw:style-name="Mgr1" draw:text-style-name="MP6" svg:x1="0.011in" svg:y1="0.0102in" svg:x2="6.9244in" svg:y2="0.0102in"><text:p/></draw:line><text:span text:style-name="MT1"><text:file-name text:display="name-and-extension">110-03 oFreq Seakeeping Fundamentals.odt</text:file-name></text:span><text:tab/> <text:a xlink:type="simple" xlink:href="http://www.dmsonline.us/"><text:span text:style-name="MT1">www.dmsonline.us</text:span></text:a><text:tab/>Page <text:page-number text:select-page="current">7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7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6" draw:style-name="Mgr2" draw:text-style-name="MP10" svg:width="5.4039in" svg:height="0.5079in" svg:x="0.0701in" svg:y="0.1902in"><draw:text-box><text:p text:style-name="MP9"><text:span text:style-name="MT2">D</text:span><text:span text:style-name="MT3">atawave </text:span><text:span text:style-name="MT4">M</text:span><text:span text:style-name="MT3">arine </text:span><text:span text:style-name="MT4">S</text:span><text:span text:style-name="MT3">olutions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3-03-31T07:47:51</meta:creation-date>
    <meta:editing-cycles>3</meta:editing-cycles>
    <meta:editing-duration>PT47S</meta:editing-duration>
    <dc:date>2013-07-20T18:47:05</dc:date>
    <meta:document-statistic meta:table-count="4" meta:image-count="2" meta:object-count="0" meta:page-count="7" meta:paragraph-count="51" meta:word-count="159" meta:character-count="1052" meta:non-whitespace-character-count="946"/>
    <meta:user-defined meta:name="Info 1"/>
    <meta:user-defined meta:name="Info 2"/>
    <meta:user-defined meta:name="Info 3"/>
    <meta:user-defined meta:name="Info 4"/>
  </office:meta>
</office:document-meta>
</file>